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ManagementEngine.ensureLoa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ManagementEngine.loadModuleRevision( ModuleRevisionId m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sitoryManagementEngine.getRevisions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ManagementEngine.RepositoryManagementEngine( RepositoryManagementEngineSettings settings , SearchEngine searchEngine , ResolveEngine resolve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sitoryManagementEngine.getAllRevisions( ModuleRevision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sitoryManagementEngine.getDependency( DependencyDescriptor d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epositoryManagementEngine.analy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positoryManagementEngine.loa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positoryManagementEngine.ensureAnaly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ManagementEngine.compare( Object o1 , Object o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ManagementEngine.getOrph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ManagementEngine.newResolv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ManagementEngine.getDependers( ModuleRevision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sitoryManagementEngine.getModuleIds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ManagementEngine.searchMod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